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4cm"/>
    </style:style>
    <style:style style:name="co3" style:family="table-column">
      <style:table-column-properties fo:break-before="auto" style:column-width="20.1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table:style-name="Default" office:value-type="string">
            <text:p>Details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Dec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OD</text:p>
          </table:table-cell>
          <table:table-cell office:value-type="string">
            <text:p>working on the page allocator. Currently working on the part where the bits need to set/cleared from free_bm during init of the allocator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OD</text:p>
          </table:table-cell>
          <table:table-cell office:value-type="string">
            <text:p>the multiboot header in grub 2 has changed a bit … also as I saw today in the new multiboot.h structures have been created .. so I can discard my structures and use theirs instead … working on that now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EOD</text:p>
          </table:table-cell>
          <table:table-cell office:value-type="string">
            <text:p>working on the sysinfo.c file … integrating the newly found multiboot.h. The coding is done .. compile not working</text:p>
          </table:table-cell>
          <table:table-cell/>
        </table:table-row>
        <table:table-row table:style-name="ro3" table:number-rows-repeated="21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6/12/2011</text:date>, <text:time>21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ustubh </meta:initial-creator>
    <meta:creation-date>2011-12-01T21:57:22</meta:creation-date>
    <meta:generator>OpenOffice.org/3.1$Linux OpenOffice.org_project/310m19$Build-9420</meta:generator>
    <dc:date>2011-12-06T21:51:56</dc:date>
    <dc:creator>Kaustubh </dc:creator>
    <meta:editing-duration>PT02H23M30S</meta:editing-duration>
    <meta:editing-cycles>6</meta:editing-cycles>
    <meta:document-statistic meta:table-count="3" meta:cell-count="14" meta:object-count="0"/>
  </office:meta>
</office:document-meta>
</file>